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256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2.2063in"/>
    </style:style>
    <style:style style:name="co5" style:family="table-column">
      <style:table-column-properties fo:break-before="auto" style:column-width="4.98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99ff66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 style:text-align-source="fix" style:repeat-content="false" fo:border="0.0346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8"/>
        </table:table-row>
        <table:table-row table:style-name="ro2">
          <table:table-cell table:number-columns-repeated="5"/>
          <table:table-cell table:style-name="ce2" office:value-type="string">
            <text:p>Mother:: static show ( )</text:p>
          </table:table-cell>
          <table:table-cell table:style-name="ce2" office:value-type="string">
            <text:p>Child:: static show ( )</text:p>
          </table:table-cell>
          <table:table-cell table:style-name="ce2" office:value-type="string">
            <text:p>Both Mother:: static show ( ) &amp;&amp; Child:: static show ( )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number-columns-repeated="4"/>
          <table:table-cell table:style-name="ce1" office:value-type="string">
            <text:p>CONSOLE OUTPUT </text:p>
          </table:table-cell>
          <table:table-cell table:style-name="ce3" office:value-type="string">
            <text:p>error: show() in Child cannot override show() in Mother </text:p>
          </table:table-cell>
          <table:table-cell table:style-name="ce3" office:value-type="string">
            <text:p><text:s/>error: show() in Child cannot override show() in Mother </text:p>
          </table:table-cell>
          <table:table-cell table:style-name="ce3" office:value-type="string">
            <text:p>Hello from Mother class show()</text:p>
            <text:p>Hello from Child(::Mother) class show()</text:p>
            <text:p>Hello from Mother class show(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number-columns-repeated="5"/>
          <table:table-cell table:style-name="ce4" office:value-type="string" table:number-columns-spanned="3" table:number-rows-spanned="1">
            <text:p>Yes Static methods are Inheritable in Java.</text:p>
          </table:table-cell>
          <table:covered-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2">02/02/2023</text:date>, <text:time>16:2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ishq Agarwal</meta:initial-creator>
    <meta:creation-date>2023-02-02T16:03:50.87</meta:creation-date>
    <dc:date>2023-02-02T16:22:23.41</dc:date>
    <dc:creator>Tanishq Agarwal</dc:creator>
    <meta:editing-duration>PT3M9S</meta:editing-duration>
    <meta:editing-cycles>1</meta:editing-cycles>
    <meta:document-statistic meta:table-count="3" meta:cell-count="8" meta:object-count="0"/>
    <meta:generator>OpenOffice/4.0.1$Win32 OpenOffice.org_project/401m5$Build-9714</meta:generator>
  </office:meta>
</office:document-meta>
</file>